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32pt" officeooo:rsid="00053f35" officeooo:paragraph-rsid="00053f35" style:font-size-asian="28pt" style:font-size-complex="32pt"/>
    </style:style>
    <style:style style:name="P2" style:family="paragraph" style:parent-style-name="Standard">
      <style:text-properties style:font-name="Calibri" fo:font-size="32pt" officeooo:rsid="0005e084" officeooo:paragraph-rsid="0005e084" style:font-size-asian="28pt" style:font-size-complex="32pt"/>
    </style:style>
    <style:style style:name="P3" style:family="paragraph" style:parent-style-name="Standard">
      <style:text-properties style:font-name="Calibri" fo:font-size="32pt" officeooo:rsid="000631c5" officeooo:paragraph-rsid="000631c5" style:font-size-asian="28pt" style:font-size-complex="32pt"/>
    </style:style>
    <style:style style:name="P4" style:family="paragraph" style:parent-style-name="Standard">
      <style:text-properties style:font-name="Calibri" fo:font-size="32pt" officeooo:rsid="00072120" officeooo:paragraph-rsid="00072120" style:font-size-asian="28pt" style:font-size-complex="32pt"/>
    </style:style>
    <style:style style:name="P5" style:family="paragraph" style:parent-style-name="Standard">
      <style:text-properties style:font-name="Calibri" fo:font-size="32pt" officeooo:rsid="00072120" officeooo:paragraph-rsid="00072120" style:font-size-asian="28pt" style:font-size-complex="32pt"/>
    </style:style>
    <style:style style:name="P6" style:family="paragraph" style:parent-style-name="Standard">
      <style:text-properties style:font-name="Calibri" fo:font-size="32pt" officeooo:rsid="0007787d" officeooo:paragraph-rsid="0007787d" style:font-size-asian="28pt" style:font-size-complex="32pt"/>
    </style:style>
    <style:style style:name="T1" style:family="text">
      <style:text-properties officeooo:rsid="00076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d 2 Kapitel 2.5.3:</text:p>
      <text:p text:style-name="P1">Hamilton-Jacobi-Theorie. Eventuell nochmal zusätzliche Fragen dazu einarbeiten.</text:p>
      <text:p text:style-name="P1"/>
      <text:p text:style-name="P2">In Kapitel 1 Band 5.1 sind eventuell die Transformationsformeln zur HJD ungünstig formuliert. vgl Kapitel 2.1.1</text:p>
      <text:p text:style-name="P2"/>
      <text:p text:style-name="P3">Rechtschreibfehler Seite 85: Asatz statt Ansatz</text:p>
      <text:p text:style-name="P3"/>
      <text:p text:style-name="P4">Schlimmer Fehler auf Seite 98 in Formel (2.43)</text:p>
      <text:p text:style-name="P4"/>
      <text:p text:style-name="P4">Wunderschön: Realisation eines Wellenpakets Seite 101f<text:span text:style-name="T1">f</text:span></text:p>
      <text:p text:style-name="P4"><text:soft-page-break/></text:p>
      <text:p text:style-name="P6">Die Seite 115 ist mir völlig unkl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5T22:40:19.092000000</dc:date>
    <meta:generator>LibreOffice/4.1.4.2$Windows_x86 LibreOffice_project/0a0440ccc0227ad9829de5f46be37cfb6edcf72</meta:generator>
    <meta:editing-duration>P0D</meta:editing-duration>
    <meta:editing-cycles>3</meta:editing-cycles>
    <meta:document-statistic meta:table-count="0" meta:image-count="0" meta:object-count="0" meta:page-count="2" meta:paragraph-count="7" meta:word-count="54" meta:character-count="394" meta:non-whitespace-character-count="347"/>
  </office:meta>
</office:document-meta>
</file>